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6c1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1986c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aa1bd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986c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f672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aa1b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2d2b4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paragraph-rsid="001aa1b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paragraph-rsid="001d3b9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paragraph-rsid="001e4f6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paragraph-rsid="0020f35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paragraph-rsid="00232d2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paragraph-rsid="002347e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paragraph-rsid="0024ef2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paragraph-rsid="00257dd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paragraph-rsid="00274c7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paragraph-rsid="0027855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paragraph-rsid="0028627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paragraph-rsid="0029b77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paragraph-rsid="002aab9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paragraph-rsid="002be5b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paragraph-rsid="002cc30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paragraph-rsid="002d2b4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paragraph-rsid="002e87a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paragraph-rsid="0030786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paragraph-rsid="0031e5a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paragraph-rsid="0032f08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paragraph-rsid="0033b5a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paragraph-rsid="00352b23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text-underline-style="none" fo:font-weight="normal" officeooo:paragraph-rsid="0030786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italic" style:text-underline-style="none" fo:font-weight="bold" officeooo:paragraph-rsid="002347e9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italic" style:text-underline-style="none" fo:font-weight="bold" officeooo:paragraph-rsid="00274c72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style:text-underline-style="none" fo:font-weight="normal" officeooo:paragraph-rsid="0030786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paragraph-rsid="00352b2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paragraph-rsid="004185e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bold" officeooo:paragraph-rsid="004185e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BASIQUE DE <text:s/><text:span text:style-name="T1">GIT</text:span></text:p>
      <text:p text:style-name="P4"/>
      <text:p text:style-name="P2"/>
      <text:p text:style-name="P3">git --version : savoir la version de git installé</text:p>
      <text:p text:style-name="P3"/>
      <text:p text:style-name="P6">configuration:</text:p>
      <text:p text:style-name="P9">git config [--global] user.name ''Maminionja Ravoson''</text:p>
      <text:p text:style-name="P9">git config [--global] user.email <text:a xlink:type="simple" xlink:href="mailto:ravosonm@gmail.com">ravosonm@gmail.com</text:a></text:p>
      <text:p text:style-name="P10">git config [--global] core.editor vim</text:p>
      <text:p text:style-name="P10">git config [--global] merge.tool vimdiff</text:p>
      <text:p text:style-name="P10"/>
      <text:p text:style-name="P10"><text:span text:style-name="T2">git config</text:span> –list : voir les configrations</text:p>
      <text:p text:style-name="P10"><text:tab/>--global --&gt; ~/.gitconfig</text:p>
      <text:p text:style-name="P10"/>
      <text:p text:style-name="P10">git help &lt;verb&gt;</text:p>
      <text:p text:style-name="P10"/>
      <text:p text:style-name="P10"/>
      <text:p text:style-name="P5">Travail sur Git :</text:p>
      <text:p text:style-name="P11"><text:span text:style-name="T2">git init </text:span>: commence à traquer le dossier courant</text:p>
      <text:p text:style-name="P11">git add &lt;fichier&gt; : traquer un fichier / stage a file</text:p>
      <text:p text:style-name="P11">git commit -m 'message'</text:p>
      <text:p text:style-name="P11"/>
      <text:p text:style-name="P12">git clone [url] : cloner un dépôts existant</text:p>
      <text:p text:style-name="P12"/>
      <text:p text:style-name="P31">git status</text:p>
      <text:p text:style-name="P13"/>
      <text:p text:style-name="P14">git diff</text:p>
      <text:p text:style-name="P15">git diff –cached : to see whet is to be committed</text:p>
      <text:p text:style-name="P15"/>
      <text:p text:style-name="P32">git commit -a -m 'message' <text:span text:style-name="T3">: commit tous les fichiers déjà traqués</text:span></text:p>
      <text:p text:style-name="P16"/>
      <text:p text:style-name="P17">git rm &lt;file&gt; : remove file (satging area and working directory)</text:p>
      <text:p text:style-name="P17"/>
      <text:p text:style-name="P18">git rm –cached &lt;file&gt; : remove only from staging area</text:p>
      <text:p text:style-name="P18"/>
      <text:p text:style-name="P19">git mv &lt;fichier_old&gt; &lt;fichier_new&gt;</text:p>
      <text:p text:style-name="P19"/>
      <text:p text:style-name="P20">git log : view commit history</text:p>
      <text:p text:style-name="P21">git log -p : view log with diff</text:p>
      <text:p text:style-name="P21"/>
      <text:p text:style-name="P22">gitk : command to view log</text:p>
      <text:p text:style-name="P22"/>
      <text:p text:style-name="P7">Undo commit :</text:p>
      <text:p text:style-name="P23">git commit –amend</text:p>
      <text:p text:style-name="P23"/>
      <text:p text:style-name="P24">git reset HEAD &lt;file&gt; : unstage a file</text:p>
      <text:p text:style-name="P24">git checkout &gt;file&gt; : discard change in WD</text:p>
      <text:p text:style-name="P24"/>
      <text:p text:style-name="P33">Git REMOTE</text:p>
      <text:p text:style-name="P30"/>
      <text:p text:style-name="P25"/>
      <text:p text:style-name="P23"/>
      <text:p text:style-name="P26"><text:span text:style-name="T2">git clone</text:span> [url] : ajoute implicitement un dépôt « remote » : origin</text:p>
      <text:p text:style-name="P26">git remote -v</text:p>
      <text:p text:style-name="P26"/>
      <text:p text:style-name="P27">git remote add [shortname] [url]</text:p>
      <text:p text:style-name="P27"/>
      <text:p text:style-name="P28">git fetch [remote-name]</text:p>
      <text:p text:style-name="P29"><text:span text:style-name="T2">git pull</text:span> [remote-name]</text:p>
      <text:p text:style-name="P26"/>
      <text:p text:style-name="P29"><text:span text:style-name="T2">git push</text:span> [remote-name] <text:s/>[branch-name]</text:p>
      <text:p text:style-name="P29"/>
      <text:p text:style-name="P29"/>
      <text:p text:style-name="P29"/>
      <text:p text:style-name="P36">Using Git :</text:p>
      <text:p text:style-name="P35">Git commit message : dit pourquoi on a apporté la modif, le contexte</text:p>
      <text:p text:style-name="P35"/>
      <text:p text:style-name="P16"/>
      <text:p text:style-name="P11"/>
      <text:p text:style-name="P11"/>
      <text:p text:style-name="P10"/>
      <text:p text:style-name="P8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minionja [m2]</meta:initial-creator>
    <meta:creation-date>2015-06-08T10:58:44</meta:creation-date>
    <meta:generator>LibreOffice/4.0.4.2$Linux_x86 LibreOffice_project/400m0$Build-2</meta:generator>
    <dc:date>2015-06-15T11:00:31</dc:date>
    <dc:creator>Maminionja [m2]</dc:creator>
    <meta:editing-duration>PT1H56M13S</meta:editing-duration>
    <meta:editing-cycles>38</meta:editing-cycles>
    <meta:document-statistic meta:table-count="0" meta:image-count="0" meta:object-count="0" meta:page-count="2" meta:paragraph-count="38" meta:word-count="234" meta:character-count="1301" meta:non-whitespace-character-count="1109"/>
  </office:meta>
</office:document-meta>
</file>